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1.15cm" fo:min-width="5.4cm"/>
    </style:style>
    <style:style style:name="gr3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0.95cm" fo:min-width="4.9cm"/>
    </style:style>
    <style:style style:name="gr4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1.35cm" fo:min-width="6.8cm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2.05cm" fo:min-width="6.1cm"/>
    </style:style>
    <style:style style:name="gr7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1.35cm" fo:min-width="4.9cm"/>
    </style:style>
    <style:style style:name="gr8" style:family="graphic" style:parent-style-name="standard">
      <style:graphic-properties draw:stroke="none" svg:stroke-color="#000000" draw:fill="none" draw:fill-color="#ffffff" fo:min-height="0.734cm"/>
    </style:style>
    <style:style style:name="gr9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1.45cm" fo:min-width="5.1cm"/>
    </style:style>
    <style:style style:name="gr10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1.35cm" fo:min-width="5.5cm"/>
    </style:style>
    <style:style style:name="P1" style:family="paragraph">
      <loext:graphic-properties draw:fill="none" draw:fill-color="#ffffff"/>
      <style:text-properties style:font-name="Gentium Basic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  <style:text-properties style:font-name="Gentium Basic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style:font-name="Gentium Basic"/>
    </style:style>
    <style:style style:name="P6" style:family="paragraph">
      <loext:graphic-properties draw:fill="none" draw:fill-color="#ffffff"/>
      <style:text-properties style:font-name="Gentium Basic" fo:font-size="20pt" style:font-size-asian="20pt" style:font-size-complex="20pt"/>
    </style:style>
    <style:style style:name="T1" style:family="text">
      <style:text-properties style:font-name="Gentium Basic" fo:font-size="22pt" style:font-size-asian="22pt" style:font-size-complex="22pt"/>
    </style:style>
    <style:style style:name="T2" style:family="text">
      <style:text-properties style:font-name="Gentium Basic" fo:font-size="20pt" style:font-size-asian="20pt" style:font-size-complex="20pt"/>
    </style:style>
    <style:style style:name="T3" style:family="text">
      <style:text-properties style:font-name="Gentium Basic" fo:font-size="15pt" style:font-size-asian="15pt" style:font-size-complex="15pt"/>
    </style:style>
    <style:style style:name="T4" style:family="text">
      <style:text-properties style:font-name="Gentium Bas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1" draw:id="id1" draw:layer="layout" svg:width="8.232cm" svg:height="1.148cm" svg:x="6.5cm" svg:y="2.9cm">
            <draw:text-box>
              <text:p><text:span text:style-name="T1">S</text:span><text:span text:style-name="T1">e</text:span><text:span text:style-name="T1">n</text:span><text:span text:style-name="T1">t</text:span><text:span text:style-name="T1">e</text:span><text:span text:style-name="T1">n</text:span><text:span text:style-name="T1">c</text:span><text:span text:style-name="T1">e </text:span><text:span text:style-name="T1">I</text:span><text:span text:style-name="T1">n</text:span><text:span text:style-name="T1">p</text:span><text:span text:style-name="T1">u</text:span><text:span text:style-name="T1">t </text:span><text:span text:style-name="T1">(</text:span><text:span text:style-name="T1">h</text:span><text:span text:style-name="T1">u</text:span><text:span text:style-name="T1">m</text:span><text:span text:style-name="T1">a</text:span><text:span text:style-name="T1">n</text:span><text:span text:style-name="T1">)</text:span></text:p>
            </draw:text-box>
          </draw:frame>
          <draw:custom-shape draw:style-name="gr2" draw:text-style-name="P3" xml:id="id3" draw:id="id3" draw:layer="layout" svg:width="5.9cm" svg:height="1.4cm" svg:x="3.1cm" svg:y="9.7cm">
            <text:p text:style-name="P2"><text:span text:style-name="T2">Classify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4" draw:id="id4" draw:layer="layout" svg:width="5.4cm" svg:height="1.2cm" svg:x="12.3cm" svg:y="6.2cm">
            <text:p text:style-name="P2"><text:span text:style-name="T2">Syntax </text:span><text:span text:style-name="T2">Grap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xml:id="id2" draw:id="id2" draw:layer="layout" svg:width="7.3cm" svg:height="1.6cm" svg:x="2.4cm" svg:y="6.2cm">
            <text:p text:style-name="P2"><text:span text:style-name="T2">T</text:span><text:span text:style-name="T2">r</text:span><text:span text:style-name="T2">a</text:span><text:span text:style-name="T2">n</text:span><text:span text:style-name="T2">sf</text:span><text:span text:style-name="T2">o</text:span><text:span text:style-name="T2">r</text:span><text:span text:style-name="T2">m</text:span><text:span text:style-name="T2"> </text:span><text:span text:style-name="T2">t</text:span><text:span text:style-name="T2">o </text:span><text:span text:style-name="T2">V</text:span><text:span text:style-name="T2">e</text:span><text:span text:style-name="T2">c</text:span><text:span text:style-name="T2">t</text:span><text:span text:style-name="T2">o</text:span><text:span text:style-name="T2">r</text:span></text:p>
            <text:p text:style-name="P2"><text:span text:style-name="T3">(s</text:span><text:span text:style-name="T3">p</text:span><text:span text:style-name="T3">ac</text:span><text:span text:style-name="T3">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4" draw:layer="layout" svg:x1="10.616cm" svg:y1="4.048cm" svg:x2="6.05cm" svg:y2="6.2cm" draw:start-shape="id1" draw:start-glue-point="2" draw:end-shape="id2" draw:end-glue-point="0" svg:d="M10616 4048v1076h-4566v1076" svg:viewBox="0 0 4567 2153">
            <text:p/>
          </draw:connector>
          <draw:connector draw:style-name="gr5" draw:text-style-name="P4" draw:layer="layout" svg:x1="6.05cm" svg:y1="7.8cm" svg:x2="6.05cm" svg:y2="9.7cm" draw:start-shape="id2" draw:start-glue-point="2" draw:end-shape="id3" svg:d="M6050 7800v1900" svg:viewBox="0 0 1 1901">
            <text:p/>
          </draw:connector>
          <draw:connector draw:style-name="gr5" draw:text-style-name="P4" draw:layer="layout" svg:x1="10.616cm" svg:y1="4.048cm" svg:x2="15cm" svg:y2="6.2cm" draw:start-shape="id1" draw:start-glue-point="2" draw:end-shape="id4" draw:end-glue-point="0" svg:d="M10616 4048v1076h4384v1076" svg:viewBox="0 0 4385 2153">
            <text:p/>
          </draw:connector>
          <draw:custom-shape draw:style-name="gr6" draw:text-style-name="P3" xml:id="id8" draw:id="id8" draw:layer="layout" svg:width="6.6cm" svg:height="2.3cm" svg:x="11.7cm" svg:y="15.6cm">
            <text:p text:style-name="P2"><text:span text:style-name="T2">P</text:span><text:span text:style-name="T2">r</text:span><text:span text:style-name="T2">o</text:span><text:span text:style-name="T2">n</text:span><text:span text:style-name="T2">o</text:span><text:span text:style-name="T2">u</text:span><text:span text:style-name="T2">n</text:span><text:span text:style-name="T2">s, </text:span><text:span text:style-name="T2">A</text:span><text:span text:style-name="T2">m</text:span><text:span text:style-name="T2">b</text:span><text:span text:style-name="T2">i</text:span><text:span text:style-name="T2">g</text:span><text:span text:style-name="T2">u</text:span><text:span text:style-name="T2">it</text:span><text:span text:style-name="T2">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xml:id="id5" draw:id="id5" draw:layer="layout" svg:width="5.4cm" svg:height="1.6cm" svg:x="12.3cm" svg:y="9.6cm">
            <text:p text:style-name="P2"><text:span text:style-name="T2">Extract </text:span><text:span text:style-name="T2">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4" draw:layer="layout" svg:x1="9cm" svg:y1="10.4cm" svg:x2="12.3cm" svg:y2="10.4cm" draw:start-shape="id3" draw:start-glue-point="1" draw:end-shape="id5" draw:end-glue-point="3" svg:d="M9000 10400h3300" svg:viewBox="0 0 3301 1">
            <text:p/>
          </draw:connector>
          <draw:connector draw:style-name="gr5" draw:text-style-name="P4" draw:layer="layout" svg:x1="15cm" svg:y1="7.4cm" svg:x2="15cm" svg:y2="9.6cm" draw:start-shape="id4" draw:start-glue-point="2" draw:end-shape="id5" svg:d="M15000 7400v2200" svg:viewBox="0 0 1 2201">
            <text:p/>
          </draw:connector>
          <draw:frame draw:style-name="gr8" draw:text-style-name="P1" draw:layer="layout" svg:width="2.8cm" svg:height="0.984cm" svg:x="9.3cm" svg:y="9.3cm">
            <draw:text-box>
              <text:p text:style-name="P5"><text:span text:style-name="T4">DFS mod</text:span></text:p>
            </draw:text-box>
          </draw:frame>
          <draw:custom-shape draw:style-name="gr9" draw:text-style-name="P3" xml:id="id7" draw:id="id7" draw:layer="layout" svg:width="5.6cm" svg:height="1.7cm" svg:x="3.1cm" svg:y="15.9cm">
            <text:p text:style-name="P2"><text:span text:style-name="T2">Lear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xml:id="id6" draw:id="id6" draw:layer="layout" svg:width="5.4cm" svg:height="1.6cm" svg:x="12.3cm" svg:y="12.9cm">
            <text:p text:style-name="P2"><text:span text:style-name="T2">Check K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4" draw:layer="layout" svg:x1="15cm" svg:y1="11.2cm" svg:x2="15cm" svg:y2="12.9cm" draw:start-shape="id5" draw:start-glue-point="2" draw:end-shape="id6" svg:d="M15000 11200v1700" svg:viewBox="0 0 1 1701">
            <text:p/>
          </draw:connector>
          <draw:connector draw:style-name="gr5" draw:text-style-name="P4" draw:layer="layout" svg:x1="12.3cm" svg:y1="13.7cm" svg:x2="5.9cm" svg:y2="15.9cm" draw:start-shape="id6" draw:start-glue-point="3" draw:end-shape="id7" draw:end-glue-point="0" svg:d="M12300 13700h-6400v2200" svg:viewBox="0 0 6401 2201">
            <text:p/>
          </draw:connector>
          <draw:frame draw:style-name="gr1" draw:text-style-name="P6" draw:layer="layout" svg:width="3.685cm" svg:height="1.068cm" svg:x="7.3cm" svg:y="12.7cm">
            <draw:text-box>
              <text:p><text:span text:style-name="T2">new action</text:span></text:p>
            </draw:text-box>
          </draw:frame>
          <draw:connector draw:style-name="gr5" draw:text-style-name="P4" draw:layer="layout" svg:x1="15cm" svg:y1="14.5cm" svg:x2="15cm" svg:y2="15.6cm" draw:start-shape="id6" draw:start-glue-point="2" draw:end-shape="id8" draw:end-glue-point="0" svg:d="M15000 14500v1100" svg:viewBox="0 0 1 1101">
            <text:p/>
          </draw:connector>
          <draw:custom-shape draw:style-name="gr10" draw:text-style-name="P3" xml:id="id9" draw:id="id9" draw:layer="layout" svg:width="6cm" svg:height="1.6cm" svg:x="12cm" svg:y="19.7cm">
            <text:p text:style-name="P2"><text:span text:style-name="T2">Modify 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4" draw:layer="layout" svg:x1="8.7cm" svg:y1="16.75cm" svg:x2="11.7cm" svg:y2="16.75cm" draw:start-shape="id7" draw:start-glue-point="1" draw:end-shape="id8" draw:end-glue-point="3" svg:d="M8700 16750h3000" svg:viewBox="0 0 3001 1">
            <text:p/>
          </draw:connector>
          <draw:connector draw:style-name="gr5" draw:text-style-name="P4" draw:layer="layout" svg:x1="15cm" svg:y1="17.9cm" svg:x2="15cm" svg:y2="19.7cm" draw:start-shape="id8" draw:start-glue-point="2" draw:end-shape="id9" draw:end-glue-point="0" svg:d="M15000 17900v1800" svg:viewBox="0 0 1 1801">
            <text:p/>
          </draw:connector>
          <draw:custom-shape draw:style-name="gr10" draw:text-style-name="P3" xml:id="id10" draw:id="id10" draw:layer="layout" svg:width="6cm" svg:height="1.6cm" svg:x="8cm" svg:y="24.7cm">
            <text:p text:style-name="P2"><text:span text:style-name="T2">Exec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4" draw:layer="layout" svg:x1="15cm" svg:y1="21.3cm" svg:x2="11cm" svg:y2="24.7cm" draw:start-shape="id9" draw:start-glue-point="2" draw:end-shape="id10" svg:d="M15000 21300v1700h-4000v1700" svg:viewBox="0 0 4001 3401">
            <text:p/>
          </draw:connector>
          <draw:custom-shape draw:style-name="gr10" draw:text-style-name="P3" draw:layer="layout" svg:width="6cm" svg:height="1.6cm" svg:x="12cm" svg:y="19.7cm">
            <text:p text:style-name="P2"><text:span text:style-name="T2">Modify Featur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1:54:56.867976915</meta:creation-date>
    <dc:date>2016-12-25T13:02:30.403370377</dc:date>
    <meta:editing-duration>PT6M11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